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0500000198CAF5AFFD1277EEF3.png" manifest:media-type="image/png"/>
  <manifest:file-entry manifest:full-path="Pictures/10000201000002D9000000F42C52004CEAE1146A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BetecknaGS" svg:font-family="BetecknaG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tecknaGS" fo:font-size="32pt" officeooo:paragraph-rsid="00163dd2" style:font-size-asian="32pt" style:font-size-complex="32pt"/>
    </style:style>
    <style:style style:name="T1" style:family="text">
      <style:text-properties officeooo:rsid="00163d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 Editor Cheat Sheet</text:span>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x="-0.1043in" svg:y="0.1665in" svg:width="6.6929in" svg:height="2.2398in" draw:z-index="0"><draw:image xlink:href="Pictures/10000201000002D9000000F42C52004CEAE114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6929in" svg:height="3.5327in" draw:z-index="1"><draw:image xlink:href="Pictures/100002010000030500000198CAF5AFFD1277EE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BetecknaGS" svg:font-family="BetecknaG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13:19:43.537738064</meta:creation-date>
    <dc:date>2019-09-18T13:36:40.862469801</dc:date>
    <meta:editing-duration>PT16M56S</meta:editing-duration>
    <meta:editing-cycles>3</meta:editing-cycles>
    <meta:generator>LibreOffice/6.3.1.2$Linux_X86_64 LibreOffice_project/30$Build-2</meta:generator>
    <meta:document-statistic meta:table-count="0" meta:image-count="2" meta:object-count="0" meta:page-count="1" meta:paragraph-count="1" meta:word-count="4" meta:character-count="21" meta:non-whitespace-character-count="18"/>
  </office:meta>
</office:document-meta>
</file>